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u@skillologies:~$ mysql -u root -p pgdbda &lt; test.sql</text:p>
      <text:p text:style-name="P1">Enter password: </text:p>
      <text:p text:style-name="P1">Field<text:tab/>Type<text:tab/>Null<text:tab/>Key<text:tab/>Default<text:tab/>Extra</text:p>
      <text:p text:style-name="P1">roll<text:tab/>int<text:tab/>NO<text:tab/>PRI<text:tab/>NULL<text:tab/>auto_increment</text:p>
      <text:p text:style-name="P1">name<text:tab/>varchar(15)<text:tab/>YES<text:tab/><text:tab/>NULL<text:tab/></text:p>
      <text:p text:style-name="P1">marks<text:tab/>float<text:tab/>YES<text:tab/><text:tab/>40<text:tab/></text:p>
      <text:p text:style-name="P1">class<text:tab/>varchar(5)<text:tab/>YES<text:tab/><text:tab/>FY<text:tab/></text:p>
      <text:p text:style-name="P1">age<text:tab/>tinyint<text:tab/>YES<text:tab/><text:tab/>18<text:tab/></text:p>
      <text:p text:style-name="P1">address<text:tab/>varchar(10)<text:tab/>YES<text:tab/><text:tab/>Pune<text:tab/></text:p>
      <text:p text:style-name="P1">roll<text:tab/>name<text:tab/>marks<text:tab/>class<text:tab/>age<text:tab/>address</text:p>
      <text:p text:style-name="P1">1<text:tab/>Ajay<text:tab/>76.84<text:tab/>SY<text:tab/>18<text:tab/>Pune</text:p>
      <text:p text:style-name="P1">3<text:tab/>Amar<text:tab/>77.28<text:tab/>FY<text:tab/>18<text:tab/>Pune</text:p>
      <text:p text:style-name="P1">4<text:tab/>Rani<text:tab/>60.39<text:tab/>FY<text:tab/>20<text:tab/>Mumbai</text:p>
      <text:p text:style-name="P1">5<text:tab/>Anita<text:tab/>74.73<text:tab/>SY<text:tab/>19<text:tab/>Nashik</text:p>
      <text:p text:style-name="P1">6<text:tab/>Raju<text:tab/>65.73<text:tab/>TY<text:tab/>19<text:tab/>Mumbai</text:p>
      <text:p text:style-name="P1">7<text:tab/>Riya<text:tab/>67.28<text:tab/>TY<text:tab/>20<text:tab/>Pune</text:p>
      <text:p text:style-name="P1">Tables_in_pgdbda</text:p>
      <text:p text:style-name="P1">dept</text:p>
      <text:p text:style-name="P1">emp1</text:p>
      <text:p text:style-name="P1">emp2</text:p>
      <text:p text:style-name="P1">employee</text:p>
      <text:p text:style-name="P1">new</text:p>
      <text:p text:style-name="P1">student</text:p>
      <text:p text:style-name="P1">student_new</text:p>
      <text:p text:style-name="P1">mitu@skillologies:~$ </text:p>
      <text:p text:style-name="P1">mitu@skillologies:~$ mysql -u root -p</text:p>
      <text:p text:style-name="P1">Enter password: </text:p>
      <text:p text:style-name="P1">Welcome to the MySQL monitor. <text:s/>Commands end with ; or \g.</text:p>
      <text:p text:style-name="P1">Your MySQL connection id is 128</text:p>
      <text:p text:style-name="P1">Server version: 8.0.32-0ubuntu0.20.04.2 (Ubuntu)</text:p>
      <text:p text:style-name="P1"/>
      <text:p text:style-name="P1">Copyright (c) 2000, 2023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>mysql&gt; use pgdbd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create table customer</text:p>
      <text:p text:style-name="P1"><text:s text:c="4"/>-&gt; (cust_id tinyint, name varchar(10), city varchar(10));</text:p>
      <text:p text:style-name="P1">Query OK, 0 rows affected (1.44 sec)</text:p>
      <text:p text:style-name="P1"><text:soft-page-break/></text:p>
      <text:p text:style-name="P1">mysql&gt; create table product (cust_id tinyint, name salesman(10), commision float);</text:p>
      <text:p text:style-name="P1">ERROR 1064 (42000): You have an error in your SQL syntax; check the manual that corresponds to your MySQL server version for the right syntax to use near 'salesman(10), commision float)' at line 1</text:p>
      <text:p text:style-name="P1">mysql&gt; create table product (cust_id tinyint, name salesman varchar(10), commision float);</text:p>
      <text:p text:style-name="P1">ERROR 1064 (42000): You have an error in your SQL syntax; check the manual that corresponds to your MySQL server version for the right syntax to use near 'salesman varchar(10), commision float)' at line 1</text:p>
      <text:p text:style-name="P1">mysql&gt; </text:p>
      <text:p text:style-name="P1">mysql&gt; create table product (cust_id tinyint, salesman varchar(10), commision float);</text:p>
      <text:p text:style-name="P1">Query OK, 0 rows affected (1.74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desc customer;</text:p>
      <text:p text:style-name="P1">+---------+-------------+------+-----+---------+-------+</text:p>
      <text:p text:style-name="P1">| Field <text:s text:c="2"/>| Type <text:s text:c="7"/>| Null | Key | Default | Extra |</text:p>
      <text:p text:style-name="P1">+---------+-------------+------+-----+---------+-------+</text:p>
      <text:p text:style-name="P1">| cust_id | tinyint <text:s text:c="4"/>| YES <text:s/>| <text:s text:c="4"/>| NULL <text:s text:c="3"/>| <text:s text:c="6"/>|</text:p>
      <text:p text:style-name="P1">| name <text:s text:c="3"/>| varchar(10) | YES <text:s/>| <text:s text:c="4"/>| NULL <text:s text:c="3"/>| <text:s text:c="6"/>|</text:p>
      <text:p text:style-name="P1">| city <text:s text:c="3"/>| varchar(10) | YES <text:s/>| <text:s text:c="4"/>| NULL <text:s text:c="3"/>| <text:s text:c="6"/>|</text:p>
      <text:p text:style-name="P1">+---------+-------------+------+-----+---------+-------+</text:p>
      <text:p text:style-name="P1">3 rows in set (0.01 sec)</text:p>
      <text:p text:style-name="P1"/>
      <text:p text:style-name="P1">mysql&gt; desc product;</text:p>
      <text:p text:style-name="P1">+-----------+-------------+------+-----+---------+-------+</text:p>
      <text:p text:style-name="P1">| Field <text:s text:c="4"/>| Type <text:s text:c="7"/>| Null | Key | Default | Extra |</text:p>
      <text:p text:style-name="P1">+-----------+-------------+------+-----+---------+-------+</text:p>
      <text:p text:style-name="P1">| cust_id <text:s text:c="2"/>| tinyint <text:s text:c="4"/>| YES <text:s/>| <text:s text:c="4"/>| NULL <text:s text:c="3"/>| <text:s text:c="6"/>|</text:p>
      <text:p text:style-name="P1">| salesman <text:s/>| varchar(10) | YES <text:s/>| <text:s text:c="4"/>| NULL <text:s text:c="3"/>| <text:s text:c="6"/>|</text:p>
      <text:p text:style-name="P1">| commision | float <text:s text:c="6"/>| YES <text:s/>| <text:s text:c="4"/>| NULL <text:s text:c="3"/>| <text:s text:c="6"/>|</text:p>
      <text:p text:style-name="P1">+-----------+-------------+------+-----+---------+-------+</text:p>
      <text:p text:style-name="P1">3 rows in set (0.01 sec)</text:p>
      <text:p text:style-name="P1"><text:soft-page-break/></text:p>
      <text:p text:style-name="P1">mysql&gt; insert into customer values (101,'Ram','Nashik');</text:p>
      <text:p text:style-name="P1">Query OK, 1 row affected (0.07 sec)</text:p>
      <text:p text:style-name="P1"/>
      <text:p text:style-name="P1">mysql&gt; insert into customer values (102,'Jivan','Pune');</text:p>
      <text:p text:style-name="P1">Query OK, 1 row affected (0.09 sec)</text:p>
      <text:p text:style-name="P1"/>
      <text:p text:style-name="P1">mysql&gt; insert into customer values (103,'Rita','Pune');</text:p>
      <text:p text:style-name="P1">Query OK, 1 row affected (0.09 sec)</text:p>
      <text:p text:style-name="P1"/>
      <text:p text:style-name="P1">mysql&gt; insert into customer values (104,'Rakesh','Pune');</text:p>
      <text:p text:style-name="P1">Query OK, 1 row affected (0.14 sec)</text:p>
      <text:p text:style-name="P1"/>
      <text:p text:style-name="P1">mysql&gt; insert into customer values (105,'Suresh','Mumbai');</text:p>
      <text:p text:style-name="P1">Query OK, 1 row affected (0.09 sec)</text:p>
      <text:p text:style-name="P1"/>
      <text:p text:style-name="P1">mysql&gt; insert into customer values (106,'John','Pune');</text:p>
      <text:p text:style-name="P1">Query OK, 1 row affected (0.10 sec)</text:p>
      <text:p text:style-name="P1"/>
      <text:p text:style-name="P1">mysql&gt; insert into product values (104,'Ajit',10);</text:p>
      <text:p text:style-name="P1">Query OK, 1 row affected (1.06 sec)</text:p>
      <text:p text:style-name="P1"/>
      <text:p text:style-name="P1">mysql&gt; insert into product values (101,'Pratap',9.0);</text:p>
      <text:p text:style-name="P1">Query OK, 1 row affected (0.33 sec)</text:p>
      <text:p text:style-name="P1"/>
      <text:p text:style-name="P1">mysql&gt; insert into product values (103,'Ajit',11.5);</text:p>
      <text:p text:style-name="P1">Query OK, 1 row affected (0.29 sec)</text:p>
      <text:p text:style-name="P1"/>
      <text:p text:style-name="P1">mysql&gt; insert into product values (102,'Ajit',10.2);</text:p>
      <text:p text:style-name="P1">Query OK, 1 row affected (0.96 sec)</text:p>
      <text:p text:style-name="P1"/>
      <text:p text:style-name="P1">mysql&gt; insert into product values (106,'Pratap',9.5);</text:p>
      <text:p text:style-name="P1">Query OK, 1 row affected (0.93 sec)</text:p>
      <text:p text:style-name="P1"/>
      <text:p text:style-name="P1">mysql&gt; insert into product values (105,'Ajit',10.2);</text:p>
      <text:p text:style-name="P1">Query OK, 1 row affected (0.98 sec)</text:p>
      <text:p text:style-name="P1"/>
      <text:p text:style-name="P1">mysql&gt; </text:p>
      <text:p text:style-name="P1">mysql&gt; select * from customer;</text:p>
      <text:p text:style-name="P1">+---------+--------+--------+</text:p>
      <text:p text:style-name="P1">| cust_id | name <text:s text:c="2"/>| city <text:s text:c="2"/>|</text:p>
      <text:p text:style-name="P1">+---------+--------+--------+</text:p>
      <text:p text:style-name="P1">| <text:s text:c="4"/>101 | Ram <text:s text:c="3"/>| Nashik |</text:p>
      <text:p text:style-name="P1">| <text:s text:c="4"/>102 | Jivan <text:s/>| Pune <text:s text:c="2"/>|</text:p>
      <text:p text:style-name="P1">| <text:s text:c="4"/>103 | Rita <text:s text:c="2"/>| Pune <text:s text:c="2"/>|</text:p>
      <text:p text:style-name="P1">| <text:s text:c="4"/>104 | Rakesh | Pune <text:s text:c="2"/>|</text:p>
      <text:p text:style-name="P1">| <text:s text:c="4"/>105 | Suresh | Mumbai |</text:p>
      <text:p text:style-name="P1">| <text:s text:c="4"/>106 | John <text:s text:c="2"/>| Pune <text:s text:c="2"/>|</text:p>
      <text:p text:style-name="P1">+---------+--------+--------+</text:p>
      <text:p text:style-name="P1">6 rows in set (0.00 sec)</text:p>
      <text:p text:style-name="P1"/>
      <text:p text:style-name="P1">mysql&gt; select * from product;</text:p>
      <text:p text:style-name="P1">+---------+----------+-----------+</text:p>
      <text:p text:style-name="P1"><text:soft-page-break/>| cust_id | salesman | commision |</text:p>
      <text:p text:style-name="P1">+---------+----------+-----------+</text:p>
      <text:p text:style-name="P1">| <text:s text:c="4"/>104 | Ajit <text:s text:c="4"/>| <text:s text:c="7"/>10 |</text:p>
      <text:p text:style-name="P1">| <text:s text:c="4"/>101 | Pratap <text:s text:c="2"/>| <text:s text:c="8"/>9 |</text:p>
      <text:p text:style-name="P1">| <text:s text:c="4"/>103 | Ajit <text:s text:c="4"/>| <text:s text:c="5"/>11.5 |</text:p>
      <text:p text:style-name="P1">| <text:s text:c="4"/>102 | Ajit <text:s text:c="4"/>| <text:s text:c="5"/>10.2 |</text:p>
      <text:p text:style-name="P1">| <text:s text:c="4"/>106 | Pratap <text:s text:c="2"/>| <text:s text:c="6"/>9.5 |</text:p>
      <text:p text:style-name="P1">| <text:s text:c="4"/>105 | Ajit <text:s text:c="4"/>| <text:s text:c="5"/>10.2 |</text:p>
      <text:p text:style-name="P1">+---------+----------+-----------+</text:p>
      <text:p text:style-name="P1">6 rows in set (0.00 sec)</text:p>
      <text:p text:style-name="P1"/>
      <text:p text:style-name="P1">mysql&gt; select a.name, a.city, b.salesman, b.commision from customer a inner join product b on a.cust_id = b.cust_id;</text:p>
      <text:p text:style-name="P1">+--------+--------+----------+-----------+</text:p>
      <text:p text:style-name="P1">| name <text:s text:c="2"/>| city <text:s text:c="2"/>| salesman | commision |</text:p>
      <text:p text:style-name="P1">+--------+--------+----------+-----------+</text:p>
      <text:p text:style-name="P1">| Rakesh | Pune <text:s text:c="2"/>| Ajit <text:s text:c="4"/>| <text:s text:c="7"/>10 |</text:p>
      <text:p text:style-name="P1">| Ram <text:s text:c="3"/>| Nashik | Pratap <text:s text:c="2"/>| <text:s text:c="8"/>9 |</text:p>
      <text:p text:style-name="P1">| Rita <text:s text:c="2"/>| Pune <text:s text:c="2"/>| Ajit <text:s text:c="4"/>| <text:s text:c="5"/>11.5 |</text:p>
      <text:p text:style-name="P1">| Jivan <text:s/>| Pune <text:s text:c="2"/>| Ajit <text:s text:c="4"/>| <text:s text:c="5"/>10.2 |</text:p>
      <text:p text:style-name="P1">| John <text:s text:c="2"/>| Pune <text:s text:c="2"/>| Pratap <text:s text:c="2"/>| <text:s text:c="6"/>9.5 |</text:p>
      <text:p text:style-name="P1">| Suresh | Mumbai | Ajit <text:s text:c="4"/>| <text:s text:c="5"/>10.2 |</text:p>
      <text:p text:style-name="P1">+--------+--------+----------+-----------+</text:p>
      <text:p text:style-name="P1">6 rows in set (0.00 sec)</text:p>
      <text:p text:style-name="P1"/>
      <text:p text:style-name="P1">mysql&gt; select a.cust_id, a.name, a.city, b.salesman, b.commision from customer a inner join product b on a.cust_id = b.cust_id;</text:p>
      <text:p text:style-name="P1">+---------+--------+--------+----------+-----------+</text:p>
      <text:p text:style-name="P1">| cust_id | name <text:s text:c="2"/>| city <text:s text:c="2"/>| salesman | commision |</text:p>
      <text:p text:style-name="P1">+---------+--------+--------+----------+-----------+</text:p>
      <text:p text:style-name="P1">| <text:s text:c="4"/>104 | Rakesh | Pune <text:s text:c="2"/>| Ajit <text:s text:c="4"/>| <text:s text:c="7"/>10 |</text:p>
      <text:p text:style-name="P1">| <text:s text:c="4"/>101 | Ram <text:s text:c="3"/>| Nashik | Pratap <text:s text:c="2"/>| <text:s text:c="8"/>9 |</text:p>
      <text:p text:style-name="P1">| <text:s text:c="4"/>103 | Rita <text:s text:c="2"/>| Pune <text:s text:c="2"/>| Ajit <text:s text:c="4"/>| <text:s text:c="5"/>11.5 |</text:p>
      <text:p text:style-name="P1">| <text:s text:c="4"/>102 | Jivan <text:s/>| Pune <text:s text:c="2"/>| Ajit <text:s text:c="4"/>| <text:s text:c="5"/>10.2 |</text:p>
      <text:p text:style-name="P1">| <text:s text:c="4"/>106 | John <text:s text:c="2"/>| Pune <text:s text:c="2"/>| Pratap <text:s text:c="2"/>| <text:s text:c="6"/>9.5 |</text:p>
      <text:p text:style-name="P1">| <text:s text:c="4"/>105 | Suresh | Mumbai | Ajit <text:s text:c="4"/>| <text:s text:c="5"/>10.2 |</text:p>
      <text:p text:style-name="P1">+---------+--------+--------+----------+-----------+</text:p>
      <text:p text:style-name="P1">6 rows in set (0.00 sec)</text:p>
      <text:p text:style-name="P1"/>
      <text:p text:style-name="P1">mysql&gt; select a.cust_id, a.name, a.city, b.salesman, b.commision from customer a inner join product b on a.cust_id = b.cust_id order by cust_id;</text:p>
      <text:p text:style-name="P1">+---------+--------+--------+----------+-----------+</text:p>
      <text:p text:style-name="P1">| cust_id | name <text:s text:c="2"/>| city <text:s text:c="2"/>| salesman | commision |</text:p>
      <text:p text:style-name="P1">+---------+--------+--------+----------+-----------+</text:p>
      <text:p text:style-name="P1">| <text:s text:c="4"/>101 | Ram <text:s text:c="3"/>| Nashik | Pratap <text:s text:c="2"/>| <text:s text:c="8"/>9 |</text:p>
      <text:p text:style-name="P1">| <text:s text:c="4"/>102 | Jivan <text:s/>| Pune <text:s text:c="2"/>| Ajit <text:s text:c="4"/>| <text:s text:c="5"/>10.2 |</text:p>
      <text:p text:style-name="P1">| <text:s text:c="4"/>103 | Rita <text:s text:c="2"/>| Pune <text:s text:c="2"/>| Ajit <text:s text:c="4"/>| <text:s text:c="5"/>11.5 |</text:p>
      <text:p text:style-name="P1">| <text:s text:c="4"/>104 | Rakesh | Pune <text:s text:c="2"/>| Ajit <text:s text:c="4"/>| <text:s text:c="7"/>10 |</text:p>
      <text:p text:style-name="P1">| <text:s text:c="4"/>105 | Suresh | Mumbai | Ajit <text:s text:c="4"/>| <text:s text:c="5"/>10.2 |</text:p>
      <text:p text:style-name="P1">| <text:s text:c="4"/>106 | John <text:s text:c="2"/>| Pune <text:s text:c="2"/>| Pratap <text:s text:c="2"/>| <text:s text:c="6"/>9.5 |</text:p>
      <text:p text:style-name="P1">+---------+--------+--------+----------+-----------+</text:p>
      <text:p text:style-name="P1">6 rows in set (0.01 sec)</text:p>
      <text:p text:style-name="P1"><text:soft-page-break/></text:p>
      <text:p text:style-name="P1">mysql&gt; select salesman, avg(commision) from product group by salesman;</text:p>
      <text:p text:style-name="P1">+----------+--------------------+</text:p>
      <text:p text:style-name="P1">| salesman | avg(commision) <text:s text:c="4"/>|</text:p>
      <text:p text:style-name="P1">+----------+--------------------+</text:p>
      <text:p text:style-name="P1">| Ajit <text:s text:c="4"/>| 10.474999904632568 |</text:p>
      <text:p text:style-name="P1">| Pratap <text:s text:c="2"/>| <text:s text:c="14"/>9.25 |</text:p>
      <text:p text:style-name="P1">+----------+--------------------+</text:p>
      <text:p text:style-name="P1">2 rows in set (0.00 sec)</text:p>
      <text:p text:style-name="P1"/>
      <text:p text:style-name="P1">mysql&gt; select salesman, format(avg(commision),2) from product grou</text:p>
      <text:p text:style-name="P1">p by salesman;</text:p>
      <text:p text:style-name="P1">+----------+--------------------------+</text:p>
      <text:p text:style-name="P1">| salesman | format(avg(commision),2) |</text:p>
      <text:p text:style-name="P1">+----------+--------------------------+</text:p>
      <text:p text:style-name="P1">| Ajit <text:s text:c="4"/>| 10.47 <text:s text:c="19"/>|</text:p>
      <text:p text:style-name="P1">| Pratap <text:s text:c="2"/>| 9.25 <text:s text:c="20"/>|</text:p>
      <text:p text:style-name="P1">+----------+--------------------------+</text:p>
      <text:p text:style-name="P1">2 rows in set (0.00 sec)</text:p>
      <text:p text:style-name="P1"/>
      <text:p text:style-name="P1">mysql&gt; select salesman, format(avg(commision),2) as average from p</text:p>
      <text:p text:style-name="P1">roduct group by salesman;</text:p>
      <text:p text:style-name="P1">+----------+---------+</text:p>
      <text:p text:style-name="P1">| salesman | average |</text:p>
      <text:p text:style-name="P1">+----------+---------+</text:p>
      <text:p text:style-name="P1">| Ajit <text:s text:c="4"/>| 10.47 <text:s text:c="2"/>|</text:p>
      <text:p text:style-name="P1">| Pratap <text:s text:c="2"/>| 9.25 <text:s text:c="3"/>|</text:p>
      <text:p text:style-name="P1">+----------+---------+</text:p>
      <text:p text:style-name="P1">2 rows in set (0.00 sec)</text:p>
      <text:p text:style-name="P1"/>
      <text:p text:style-name="P1">mysql&gt; select a.cust_id, a.name, a.city, b.salesman, b.commision from customer a inner join product b on a.cust_id = b.cust_id order by cust_id;</text:p>
      <text:p text:style-name="P1">mysql&gt; select a.name, b.salesman, b.commision from customer a inner join product b on a.cust_id = b.cust_id;</text:p>
      <text:p text:style-name="P1">+--------+----------+-----------+</text:p>
      <text:p text:style-name="P1">| name <text:s text:c="2"/>| salesman | commision |</text:p>
      <text:p text:style-name="P1">+--------+----------+-----------+</text:p>
      <text:p text:style-name="P1">| Rakesh | Ajit <text:s text:c="4"/>| <text:s text:c="7"/>10 |</text:p>
      <text:p text:style-name="P1">| Ram <text:s text:c="3"/>| Pratap <text:s text:c="2"/>| <text:s text:c="8"/>9 |</text:p>
      <text:p text:style-name="P1">| Rita <text:s text:c="2"/>| Ajit <text:s text:c="4"/>| <text:s text:c="5"/>11.5 |</text:p>
      <text:p text:style-name="P1">| Jivan <text:s/>| Ajit <text:s text:c="4"/>| <text:s text:c="5"/>10.2 |</text:p>
      <text:p text:style-name="P1">| John <text:s text:c="2"/>| Pratap <text:s text:c="2"/>| <text:s text:c="6"/>9.5 |</text:p>
      <text:p text:style-name="P1">| Suresh | Ajit <text:s text:c="4"/>| <text:s text:c="5"/>10.2 |</text:p>
      <text:p text:style-name="P1">+--------+----------+-----------+</text:p>
      <text:p text:style-name="P1">6 rows in set (0.00 sec)</text:p>
      <text:p text:style-name="P1"/>
      <text:p text:style-name="P1">mysql&gt; select max(commision) from product group by salesman;</text:p>
      <text:p text:style-name="P1">+----------------+</text:p>
      <text:p text:style-name="P1">| max(commision) |</text:p>
      <text:p text:style-name="P1">+----------------+</text:p>
      <text:p text:style-name="P1">| <text:s text:c="10"/>11.5 |</text:p>
      <text:p text:style-name="P1"><text:soft-page-break/>| <text:s text:c="11"/>9.5 |</text:p>
      <text:p text:style-name="P1">+----------------+</text:p>
      <text:p text:style-name="P1">2 rows in set (0.01 sec)</text:p>
      <text:p text:style-name="P1"/>
      <text:p text:style-name="P1">mysql&gt; select max(commision) from product group by salesman;</text:p>
      <text:p text:style-name="P1">mysql&gt; select a.name, b.salesman, b.commision from customer a inner join product b on a.cust_id = b.cust_id where commision in (select max(commision) from product group by salesman);</text:p>
      <text:p text:style-name="P1">+------+----------+-----------+</text:p>
      <text:p text:style-name="P1">| name | salesman | commision |</text:p>
      <text:p text:style-name="P1">+------+----------+-----------+</text:p>
      <text:p text:style-name="P1">| Rita | Ajit <text:s text:c="4"/>| <text:s text:c="5"/>11.5 |</text:p>
      <text:p text:style-name="P1">| John | Pratap <text:s text:c="2"/>| <text:s text:c="6"/>9.5 |</text:p>
      <text:p text:style-name="P1">+------+----------+-----------+</text:p>
      <text:p text:style-name="P1">2 rows in set (0.00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delimiter &amp;&amp;</text:p>
      <text:p text:style-name="P1">mysql&gt; create procedure show()</text:p>
      <text:p text:style-name="P1"><text:s text:c="4"/>-&gt; begin</text:p>
      <text:p text:style-name="P1"><text:s text:c="4"/>-&gt; select * from student where marks &gt; 60;</text:p>
      <text:p text:style-name="P1"><text:s text:c="4"/>-&gt; select avg(marks) from student;</text:p>
      <text:p text:style-name="P1"><text:s text:c="4"/>-&gt; end &amp;&amp;</text:p>
      <text:p text:style-name="P1">ERROR 1064 (42000): You have an error in your SQL syntax; check the manual that corresponds to your MySQL server version for the right syntax to use near 'show()</text:p>
      <text:p text:style-name="P1">begin</text:p>
      <text:p text:style-name="P1">select * from student where marks &gt; 60;</text:p>
      <text:p text:style-name="P1">select avg(marks) from stud' at line 1</text:p>
      <text:p text:style-name="P1">mysql&gt; delimiter ;</text:p>
      <text:p text:style-name="P1">mysql&gt; </text:p>
      <text:p text:style-name="P1"/>
      <text:p text:style-name="P1"/>
      <text:p text:style-name="P1"/>
      <text:p text:style-name="P1"/>
      <text:p text:style-name="P1">mysql&gt; delimiter &amp;&amp;</text:p>
      <text:p text:style-name="P1">mysql&gt; create procedure show()</text:p>
      <text:p text:style-name="P1"><text:s text:c="4"/>-&gt; begin</text:p>
      <text:p text:style-name="P1"><text:s text:c="4"/>-&gt; select * from student where marks &gt; 60;</text:p>
      <text:p text:style-name="P1"><text:s text:c="4"/>-&gt; select avg(marks) from student;</text:p>
      <text:p text:style-name="P1"><text:s text:c="4"/>-&gt; end&amp;&amp;</text:p>
      <text:p text:style-name="P1"><text:soft-page-break/>ERROR 1064 (42000): You have an error in your SQL syntax; check the manual that corresponds to your MySQL server version for the right syntax to use near 'show()</text:p>
      <text:p text:style-name="P1">begin</text:p>
      <text:p text:style-name="P1">select * from student where marks &gt; 60;</text:p>
      <text:p text:style-name="P1">select avg(marks) from stud' at line 1</text:p>
      <text:p text:style-name="P1">mysql&gt; delimiter ;</text:p>
      <text:p text:style-name="P1">mysql&gt; </text:p>
      <text:p text:style-name="P1"/>
      <text:p text:style-name="P1"/>
      <text:p text:style-name="P1"/>
      <text:p text:style-name="P1"/>
      <text:p text:style-name="P1">mysql&gt; delimiter &amp;&amp;</text:p>
      <text:p text:style-name="P1">mysql&gt; create procedure show_data()</text:p>
      <text:p text:style-name="P1"><text:s text:c="4"/>-&gt; begin</text:p>
      <text:p text:style-name="P1"><text:s text:c="4"/>-&gt; select * from student where marks &gt; 60;</text:p>
      <text:p text:style-name="P1"><text:s text:c="4"/>-&gt; select avg(marks) from student;</text:p>
      <text:p text:style-name="P1"><text:s text:c="4"/>-&gt; end&amp;&amp;</text:p>
      <text:p text:style-name="P1">Query OK, 0 rows affected (0.12 sec)</text:p>
      <text:p text:style-name="P1"/>
      <text:p text:style-name="P1">mysql&gt; delimiter ;</text:p>
      <text:p text:style-name="P1">mysql&gt; call show_data();</text:p>
      <text:p text:style-name="P1">+------+-------+-------+-------+------+---------+</text:p>
      <text:p text:style-name="P1">| roll | name <text:s/>| marks | class | age <text:s/>| address |</text:p>
      <text:p text:style-name="P1">+------+-------+-------+-------+------+---------+</text:p>
      <text:p text:style-name="P1">| <text:s text:c="3"/>1 | Ajay <text:s/>| 76.84 | SY <text:s text:c="3"/>| <text:s text:c="2"/>18 | Pune <text:s text:c="3"/>|</text:p>
      <text:p text:style-name="P1">| <text:s text:c="3"/>3 | Amar <text:s/>| 77.28 | FY <text:s text:c="3"/>| <text:s text:c="2"/>18 | Pune <text:s text:c="3"/>|</text:p>
      <text:p text:style-name="P1">| <text:s text:c="3"/>4 | Rani <text:s/>| 60.39 | FY <text:s text:c="3"/>| <text:s text:c="2"/>20 | Mumbai <text:s/>|</text:p>
      <text:p text:style-name="P1">| <text:s text:c="3"/>5 | Anita | 74.73 | SY <text:s text:c="3"/>| <text:s text:c="2"/>19 | Nashik <text:s/>|</text:p>
      <text:p text:style-name="P1">| <text:s text:c="3"/>6 | Raju <text:s/>| 65.73 | TY <text:s text:c="3"/>| <text:s text:c="2"/>19 | Mumbai <text:s/>|</text:p>
      <text:p text:style-name="P1">| <text:s text:c="3"/>7 | Riya <text:s/>| 67.28 | TY <text:s text:c="3"/>| <text:s text:c="2"/>20 | Pune <text:s text:c="3"/>|</text:p>
      <text:p text:style-name="P1">+------+-------+-------+-------+------+---------+</text:p>
      <text:p text:style-name="P1">6 rows in set (0.00 sec)</text:p>
      <text:p text:style-name="P1"/>
      <text:p text:style-name="P1">+-------------------+</text:p>
      <text:p text:style-name="P1">| avg(marks) <text:s text:c="7"/>|</text:p>
      <text:p text:style-name="P1">+-------------------+</text:p>
      <text:p text:style-name="P1">| 68.44142859322685 |</text:p>
      <text:p text:style-name="P1">+-----------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/text:p>
      <text:p text:style-name="P1">mysql&gt; delimiter &amp;&amp;</text:p>
      <text:p text:style-name="P1">mysql&gt; create procedure show_data1()</text:p>
      <text:p text:style-name="P1"><text:s text:c="4"/>-&gt; </text:p>
      <text:p text:style-name="P1"/>
      <text:p text:style-name="P1">^C</text:p>
      <text:p text:style-name="P1">mysql&gt; 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delimiter &amp;&amp;</text:p>
      <text:p text:style-name="P1">mysql&gt; create procedure show_data1(in num int)</text:p>
      <text:p text:style-name="P1"><text:s text:c="4"/>-&gt; begin</text:p>
      <text:p text:style-name="P1"><text:s text:c="4"/>-&gt; select * from student where marks &gt; num;</text:p>
      <text:p text:style-name="P1"><text:s text:c="4"/>-&gt; end&amp;&amp;</text:p>
      <text:p text:style-name="P1">Query OK, 0 rows affected (0.55 sec)</text:p>
      <text:p text:style-name="P1"/>
      <text:p text:style-name="P1">mysql&gt; delimiter ;</text:p>
      <text:p text:style-name="P1">mysql&gt; call show_data1(70);</text:p>
      <text:p text:style-name="P1">+------+-------+-------+-------+------+---------+</text:p>
      <text:p text:style-name="P1">| roll | name <text:s/>| marks | class | age <text:s/>| address |</text:p>
      <text:p text:style-name="P1">+------+-------+-------+-------+------+---------+</text:p>
      <text:p text:style-name="P1">| <text:s text:c="3"/>1 | Ajay <text:s/>| 76.84 | SY <text:s text:c="3"/>| <text:s text:c="2"/>18 | Pune <text:s text:c="3"/>|</text:p>
      <text:p text:style-name="P1">| <text:s text:c="3"/>3 | Amar <text:s/>| 77.28 | FY <text:s text:c="3"/>| <text:s text:c="2"/>18 | Pune <text:s text:c="3"/>|</text:p>
      <text:p text:style-name="P1">| <text:s text:c="3"/>5 | Anita | 74.73 | SY <text:s text:c="3"/>| <text:s text:c="2"/>19 | Nashik <text:s/>|</text:p>
      <text:p text:style-name="P1">+------+-------+-------+-------+------+---------+</text:p>
      <text:p text:style-name="P1">3 rows in set (0.00 sec)</text:p>
      <text:p text:style-name="P1"/>
      <text:p text:style-name="P1">Query OK, 0 rows affected (0.00 sec)</text:p>
      <text:p text:style-name="P1"/>
      <text:p text:style-name="P1">mysql&gt; </text:p>
      <text:p text:style-name="P1">mysql&gt; delimiter &amp;&amp;</text:p>
      <text:p text:style-name="P1">mysql&gt; create procedure update_marks(in new_roll int, in new_marks float)</text:p>
      <text:p text:style-name="P1"><text:s text:c="4"/>-&gt; begin</text:p>
      <text:p text:style-name="P1"><text:s text:c="4"/>-&gt; update student set marks=new_marks where roll=new_roll;</text:p>
      <text:p text:style-name="P1"><text:s text:c="4"/>-&gt; select * from student;</text:p>
      <text:p text:style-name="P1"><text:s text:c="4"/>-&gt; end&amp;&amp;</text:p>
      <text:p text:style-name="P1">Query OK, 0 rows affected (0.10 sec)</text:p>
      <text:p text:style-name="P1"/>
      <text:p text:style-name="P1">mysql&gt; delimiter ;</text:p>
      <text:p text:style-name="P1">mysql&gt; call update_marks(5,52.89)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1 | Ajay <text:s text:c="2"/>| 76.84 | SY <text:s text:c="3"/>| <text:s text:c="2"/>18 | Pune <text:s text:c="3"/>|</text:p>
      <text:p text:style-name="P1"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52.89 | SY <text:s text:c="3"/>| <text:s text:c="2"/>19 | Nashik <text:s/>|</text:p>
      <text:p text:style-name="P1">| <text:s text:c="3"/>6 | Raju <text:s text:c="2"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+------+--------+-------+-------+------+---------+</text:p>
      <text:p text:style-name="P1">7 rows in set (1.32 sec)</text:p>
      <text:p text:style-name="P1"><text:soft-page-break/></text:p>
      <text:p text:style-name="P1">Query OK, 0 rows affected (1.32 sec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3:44:59.063990490</meta:creation-date>
    <dc:date>2023-04-27T13:45:21.390410648</dc:date>
    <meta:editing-duration>PT23S</meta:editing-duration>
    <meta:editing-cycles>1</meta:editing-cycles>
    <meta:document-statistic meta:table-count="0" meta:image-count="0" meta:object-count="0" meta:page-count="9" meta:paragraph-count="308" meta:word-count="2084" meta:character-count="12106" meta:non-whitespace-character-count="9510"/>
    <meta:generator>LibreOffice/7.4.1.2$Linux_X86_64 LibreOffice_project/3c58a8f3a960df8bc8fd77b461821e42c061c5f0</meta:generator>
  </office:meta>
</office:document-meta>
</file>